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1100000180E695A9B39095750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6.574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Изображение1" text:anchor-type="paragraph" svg:x="1.503cm" svg:y="0.45cm" svg:width="13.996cm" svg:height="3.586cm" draw:z-index="0"><draw:image xlink:href="Pictures/100002010000021100000180E695A9B39095750E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08:04:00.288128025</meta:creation-date>
    <dc:date>2018-02-27T08:22:46.439760871</dc:date>
    <meta:editing-duration>PT1M41S</meta:editing-duration>
    <meta:editing-cycles>2</meta:editing-cycles>
    <meta:generator>LibreOffice/5.4.4.2$Linux_X86_64 LibreOffice_project/40m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